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8/content.xml" manifest:media-type="text/xml"/>
  <manifest:file-entry manifest:full-path="Object 2/conten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text-properties style:font-name="Calibri" fo:color="#000000"/>
    </style:style>
    <style:style style:name="P98" style:parent-style-name="Standard" style:family="paragraph">
      <style:paragraph-properties fo:margin-left="0.5in">
        <style:tab-stops/>
      </style:paragraph-properties>
      <style:text-properties style:font-name="Calibri" fo:color="#000000"/>
    </style:style>
    <style:style style:name="T99" style:parent-style-name="Fuentedepárrafopredeter." style:family="text">
      <style:text-properties style:font-name="Calibri" fo:color="#000000"/>
    </style:style>
    <style:style style:name="T100" style:parent-style-name="Fuentedepárrafopredeter." style:family="text">
      <style:text-properties style:font-name="Calibri" fo:color="#000000"/>
    </style:style>
    <style:style style:name="T101" style:parent-style-name="Fuentedepárrafopredeter." style:family="text">
      <style:text-properties style:font-name="Calibri" fo:color="#000000"/>
    </style:style>
    <style:style style:name="P102" style:parent-style-name="Standard" style:family="paragraph">
      <style:text-properties style:font-name="Calibri" fo:color="#000000"/>
    </style:style>
    <style:style style:name="P103" style:parent-style-name="Standard" style:family="paragraph">
      <style:text-properties style:font-name="Calibri" fo:color="#000000"/>
    </style:style>
    <style:style style:name="P104" style:parent-style-name="Standard" style:family="paragraph">
      <style:paragraph-properties fo:text-align="center"/>
    </style:style>
    <style:style style:name="T105" style:parent-style-name="Fuentedepárrafopredeter." style:family="text">
      <style:text-properties style:font-name="Calibri" fo:color="#000000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  <style:text-properties style:font-name="Calibri" fo:color="#000000"/>
    </style:style>
    <style:style style:name="P108" style:parent-style-name="Standard" style:family="paragraph">
      <style:paragraph-properties fo:text-align="center"/>
    </style:style>
    <style:style style:name="T109" style:parent-style-name="Fuentedepárrafopredeter." style:family="text">
      <style:text-properties style:font-name="Calibri" fo:color="#000000"/>
    </style:style>
    <style:style style:name="T110" style:parent-style-name="Fuentedepárrafopredeter." style:family="text">
      <style:text-properties style:font-name="Calibri" fo:color="#000000"/>
    </style:style>
    <style:style style:name="P111" style:parent-style-name="Standard" style:family="paragraph">
      <style:paragraph-properties fo:text-align="center"/>
      <style:text-properties style:font-name="Calibri" fo:color="#000000"/>
    </style:style>
    <style:style style:name="P112" style:parent-style-name="Standard" style:family="paragraph">
      <style:text-properties style:font-name="Calibri" fo:color="#000000"/>
    </style:style>
    <style:style style:name="T113" style:parent-style-name="Fuentedepárrafopredeter." style:family="text">
      <style:text-properties style:font-name="Calibri" fo:color="#000000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T117" style:parent-style-name="Fuentedepárrafopredeter." style:family="text">
      <style:text-properties style:font-name="Calibri" fo:color="#000000" fo:font-size="11pt" style:font-size-asian="11pt" style:font-size-complex="11pt"/>
    </style:style>
    <style:style style:name="P118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119" style:parent-style-name="Fuentedepárrafopredeter." style:family="text">
      <style:text-properties style:font-name="Calibri" fo:color="#000000"/>
    </style:style>
    <style:style style:name="T120" style:parent-style-name="Fuentedepárrafopredeter." style:family="text">
      <style:text-properties style:font-name="Calibri" fo:color="#000000"/>
    </style:style>
    <style:style style:name="T121" style:parent-style-name="Fuentedepárrafopredeter." style:family="text">
      <style:text-properties style:font-name="Calibri" fo:color="#000000"/>
    </style:style>
    <style:style style:name="T122" style:parent-style-name="Fuentedepárrafopredeter." style:family="text">
      <style:text-properties style:font-name="Calibri" fo:color="#000000"/>
    </style:style>
    <style:style style:name="P123" style:parent-style-name="Standard" style:family="paragraph">
      <style:text-properties style:font-name="Calibri" fo:color="#000000"/>
    </style:style>
    <style:style style:name="P124" style:parent-style-name="Standard" style:family="paragraph">
      <style:text-properties style:font-name="Calibri" fo:color="#000000"/>
    </style:style>
    <style:style style:name="P125" style:parent-style-name="Standard" style:family="paragraph">
      <style:text-properties style:font-name="Calibri" fo:color="#000000"/>
    </style:style>
    <style:style style:name="P126" style:parent-style-name="Standard" style:family="paragraph">
      <style:text-properties style:font-name="Calibri" fo:color="#000000"/>
    </style:style>
    <style:style style:name="P127" style:parent-style-name="Standard" style:family="paragraph">
      <style:text-properties style:font-name="Calibri" fo:color="#000000"/>
    </style:style>
    <style:style style:name="P128" style:parent-style-name="Standard" style:family="paragraph">
      <style:text-properties style:font-name="Calibri" fo:color="#000000"/>
    </style:style>
    <style:style style:name="P129" style:parent-style-name="Standard" style:family="paragraph">
      <style:text-properties style:font-name="Calibri" fo:color="#000000"/>
    </style:style>
    <style:style style:name="P130" style:parent-style-name="Standard" style:family="paragraph">
      <style:text-properties style:font-name="Calibri" fo:color="#000000"/>
    </style:style>
    <style:style style:name="P131" style:parent-style-name="Standard" style:family="paragraph">
      <style:text-properties style:font-name="Calibri" fo:color="#000000"/>
    </style:style>
    <style:style style:name="P132" style:parent-style-name="Standard" style:family="paragraph">
      <style:text-properties style:font-name="Calibri" fo:color="#000000"/>
    </style:style>
    <style:style style:name="P133" style:parent-style-name="Standard" style:family="paragraph">
      <style:text-properties style:font-name="Calibri" fo:color="#000000"/>
    </style:style>
    <style:style style:name="P134" style:parent-style-name="Standard" style:family="paragraph">
      <style:text-properties style:font-name="Calibri" fo:color="#000000"/>
    </style:style>
    <style:style style:name="P135" style:parent-style-name="Standard" style:family="paragraph">
      <style:text-properties style:font-name="Calibri" fo:color="#000000"/>
    </style:style>
    <style:style style:name="P136" style:parent-style-name="Standard" style:family="paragraph">
      <style:text-properties style:font-name="Calibri" fo:color="#000000"/>
    </style:style>
    <style:style style:name="P137" style:parent-style-name="Standard" style:family="paragraph"/>
    <style:style style:name="T138" style:parent-style-name="Fuentedepárrafopredeter." style:family="text">
      <style:text-properties style:font-name="Calibri" fo:color="#000000"/>
    </style:style>
    <style:style style:name="T139" style:parent-style-name="Fuentedepárrafopredeter." style:family="text">
      <style:text-properties style:font-name="Calibri" fo:color="#000000"/>
    </style:style>
    <style:style style:name="P140" style:parent-style-name="Standard" style:family="paragraph">
      <style:text-properties style:font-name="Calibri" fo:color="#000000"/>
    </style:style>
    <style:style style:name="P141" style:parent-style-name="Standard" style:family="paragraph"/>
    <style:style style:name="T142" style:parent-style-name="Fuentedepárrafopredeter." style:family="text">
      <style:text-properties style:font-name="Calibri" fo:color="#000000"/>
    </style:style>
    <style:style style:name="P143" style:parent-style-name="Standard" style:family="paragraph">
      <style:text-properties style:font-name="Calibri" fo:color="#000000"/>
    </style:style>
    <style:style style:name="P144" style:parent-style-name="Standard" style:family="paragraph">
      <style:text-properties style:font-name="Calibri" fo:color="#000000"/>
    </style:style>
    <style:style style:name="P145" style:parent-style-name="Standard" style:family="paragraph">
      <style:text-properties style:font-name="Calibri" fo:color="#000000"/>
    </style:style>
    <style:style style:name="P146" style:parent-style-name="Standard" style:family="paragraph">
      <style:text-properties style:font-name="Calibri" fo:color="#000000"/>
    </style:style>
    <style:style style:name="P147" style:parent-style-name="Standard" style:family="paragraph">
      <style:text-properties style:font-name="Calibri" fo:color="#000000"/>
    </style:style>
    <style:style style:name="P148" style:parent-style-name="Standard" style:family="paragraph"/>
    <style:style style:name="T149" style:parent-style-name="Fuentedepárrafopredeter." style:family="text">
      <style:text-properties style:font-name="Calibri" fo:color="#000000"/>
    </style:style>
    <style:style style:name="T150" style:parent-style-name="Fuentedepárrafopredeter." style:family="text">
      <style:text-properties style:font-name="Calibri" fo:color="#000000"/>
    </style:style>
    <style:style style:name="P151" style:parent-style-name="Standard" style:family="paragraph">
      <style:text-properties style:font-name="Calibri" fo:color="#000000"/>
    </style:style>
    <style:style style:name="P152" style:parent-style-name="Standard" style:family="paragraph">
      <style:text-properties style:font-name="Calibri" fo:color="#000000"/>
    </style:style>
    <style:style style:name="P153" style:parent-style-name="Standard" style:family="paragraph">
      <style:text-properties style:font-name="Calibri" fo:color="#000000"/>
    </style:style>
    <style:style style:name="P154" style:parent-style-name="Standard" style:family="paragraph"/>
    <style:style style:name="P155" style:parent-style-name="Standard" style:family="paragraph"/>
    <style:style style:name="T156" style:parent-style-name="Fuentedepárrafopredeter." style:family="text">
      <style:text-properties style:font-name="Calibri" fo:color="#000000"/>
    </style:style>
    <style:style style:name="P157" style:parent-style-name="Standard" style:family="paragraph">
      <style:text-properties style:font-name="Calibri" fo:color="#000000"/>
    </style:style>
    <style:style style:name="P158" style:parent-style-name="Standard" style:family="paragraph">
      <style:text-properties style:font-name="Calibri" fo:color="#000000"/>
    </style:style>
    <style:style style:name="P159" style:parent-style-name="Standard" style:family="paragraph">
      <style:text-properties style:font-name="Calibri" fo:color="#000000"/>
    </style:style>
    <style:style style:name="P160" style:parent-style-name="Standard" style:family="paragraph">
      <style:paragraph-properties fo:text-align="center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  <style:text-properties style:font-name="Calibri" fo:color="#000000"/>
    </style:style>
    <style:style style:name="P163" style:parent-style-name="Standard" style:family="paragraph">
      <style:paragraph-properties fo:text-align="center"/>
    </style:style>
    <style:style style:name="T164" style:parent-style-name="Fuentedepárrafopredeter." style:family="text">
      <style:text-properties style:font-name="Calibri" fo:color="#000000"/>
    </style:style>
    <style:style style:name="T165" style:parent-style-name="Fuentedepárrafopredeter." style:family="text">
      <style:text-properties style:font-name="Calibri" fo:color="#000000"/>
    </style:style>
    <style:style style:name="P166" style:parent-style-name="Standard" style:family="paragraph">
      <style:text-properties style:font-name="Calibri" fo:color="#000000"/>
    </style:style>
    <style:style style:name="T167" style:parent-style-name="Fuentedepárrafopredeter." style:family="text">
      <style:text-properties style:font-name="Calibri" fo:color="#000000"/>
    </style:style>
    <style:style style:name="T168" style:parent-style-name="Fuentedepárrafopredeter." style:family="text">
      <style:text-properties style:font-name="Calibri" fo:color="#000000"/>
    </style:style>
    <style:style style:name="P169" style:parent-style-name="Standard" style:family="paragraph"/>
    <style:style style:name="T170" style:parent-style-name="Fuentedepárrafopredeter." style:family="text">
      <style:text-properties style:font-name="Calibri" fo:color="#000000"/>
    </style:style>
    <style:style style:name="T171" style:parent-style-name="Fuentedepárrafopredeter." style:family="text">
      <style:text-properties style:font-name="Calibri" fo:color="#000000"/>
    </style:style>
    <style:style style:name="T172" style:parent-style-name="Fuentedepárrafopredeter." style:family="text">
      <style:text-properties style:font-name="Calibri" fo:color="#000000"/>
    </style:style>
    <style:style style:name="P173" style:parent-style-name="Standard" style:family="paragraph">
      <style:text-properties style:font-name="Calibri" fo:color="#000000"/>
    </style:style>
    <style:style style:name="P174" style:parent-style-name="Standard" style:family="paragraph">
      <style:text-properties style:font-name="Calibri" fo:color="#000000"/>
    </style:style>
    <style:style style:name="T175" style:parent-style-name="Fuentedepárrafopredeter." style:family="text">
      <style:text-properties style:font-name="Calibri" fo:color="#000000"/>
    </style:style>
    <style:style style:name="P176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177" style:parent-style-name="Fuentedepárrafopredeter." style:family="text">
      <style:text-properties style:font-name="Calibri" fo:color="#000000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Normal" style:family="paragraph">
      <style:paragraph-properties fo:text-align="center"/>
    </style:style>
    <style:style style:name="T181" style:parent-style-name="Fuentedepárrafopredeter." style:family="text">
      <style:text-properties style:font-name="Calibri" fo:color="#000000"/>
    </style:style>
    <style:style style:name="T182" style:parent-style-name="Fuentedepárrafopredeter." style:family="text">
      <style:text-properties style:font-name="Calibri" fo:color="#000000"/>
    </style:style>
    <style:style style:name="T183" style:parent-style-name="Fuentedepárrafopredeter." style:family="text">
      <style:text-properties style:font-name="Calibri" fo:color="#000000"/>
    </style:style>
    <style:style style:name="P184" style:parent-style-name="Párrafodelista" style:family="paragraph"/>
    <style:style style:name="P185" style:parent-style-name="Párrafodelista" style:family="paragraph"/>
    <style:style style:name="P186" style:parent-style-name="Párrafodelista" style:family="paragraph"/>
    <style:style style:name="T187" style:parent-style-name="Fuentedepárrafopredeter." style:family="text">
      <style:text-properties style:font-name="Times New Roman" style:font-name-complex="Times New Roman"/>
    </style:style>
    <style:style style:name="P188" style:parent-style-name="Standard" style:family="paragraph"/>
    <style:style style:name="T189" style:parent-style-name="Fuentedepárrafopredeter." style:family="text">
      <style:text-properties style:font-name="Calibri" fo:color="#000000"/>
    </style:style>
    <style:style style:name="T190" style:parent-style-name="Fuentedepárrafopredeter." style:family="text">
      <style:text-properties style:font-name="Calibri" fo:color="#000000"/>
    </style:style>
    <style:style style:name="T191" style:parent-style-name="Fuentedepárrafopredeter." style:family="text">
      <style:text-properties style:font-name="Calibri" fo:color="#000000"/>
    </style:style>
    <style:style style:name="T192" style:parent-style-name="Fuentedepárrafopredeter." style:family="text">
      <style:text-properties style:font-name="Calibri" fo:color="#000000"/>
    </style:style>
    <style:style style:name="T193" style:parent-style-name="Fuentedepárrafopredeter." style:family="text">
      <style:text-properties style:font-name="Calibri" fo:color="#000000"/>
    </style:style>
    <style:style style:name="P194" style:parent-style-name="Párrafodelista" style:family="paragraph"/>
    <style:style style:name="P195" style:parent-style-name="Párrafodelista" style:family="paragraph"/>
    <style:style style:name="P196" style:parent-style-name="Párrafodelista" style:family="paragraph"/>
    <style:style style:name="P197" style:parent-style-name="Párrafodelista" style:family="paragraph"/>
    <style:style style:name="P198" style:parent-style-name="Normal" style:family="paragraph">
      <style:paragraph-properties fo:text-align="center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vertical-pos="middle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<text:s/>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Practica no. 03: Solución de problemas de algoritmos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9 de marzo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Al realizar el proceso entendi de major manera la importancia de los algoritmos y su estructura, sin embargo me costo un poco estructurarlos, ya que nunca habia hecho eso antes.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soft-page-break/>
      <text:list text:style-name="LFO2" text:continue-numbering="true">
        <text:list-item>
          <text:p text:style-name="P97">Problema 1: obtención del área de un circulo</text:p>
        </text:list-item>
      </text:list>
      <text:p text:style-name="P98"/>
      <text:p text:style-name="Standard"><text:span text:style-name="T99">Datos de entrada: El conjunto de datos de entrada E<text:s/></text:span><text:span text:style-name="T100">está compuesto por el radio de la circunferencia, y<text:s/></text:span><draw:frame draw:style-name="a2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101">.</text:span></text:p>
      <text:p text:style-name="P102">Restricción: el valor debe ser real y positive.</text:p>
      <text:p text:style-name="P103"/>
      <text:p text:style-name="P104"><text:span text:style-name="T105"><text:s/></text:span><draw:frame draw:style-name="a3" text:anchor-type="as-char" svg:x="0in" svg:y="0in" svg:width="1.07292in" svg:height="0.19792in" style:rel-width="scale" style:rel-height="scale"><draw:object xlink:href="Object 2/" xlink:type="simple" xlink:show="embed" xlink:actuate="onLoad"/></draw:frame></text:p>
      <text:p text:style-name="P106"><draw:frame draw:style-name="a4" text:anchor-type="as-char" svg:x="0in" svg:y="0in" svg:width="1.54167in" svg:height="0.19792in" style:rel-width="scale" style:rel-height="scale"><draw:object xlink:href="Object 3/" xlink:type="simple" xlink:show="embed" xlink:actuate="onLoad"/></draw:frame></text:p>
      <text:p text:style-name="P107"/>
      <text:p text:style-name="P108"><text:bookmark-start text:name="_Hlk508400545"/><text:span text:style-name="T109">NOTA:<text:s/></text:span><draw:frame draw:style-name="a5" text:anchor-type="as-char" svg:x="0in" svg:y="0in" svg:width="0.27083in" svg:height="0.19792in" style:rel-width="scale" style:rel-height="scale"><draw:object xlink:href="Object 4/" xlink:type="simple" xlink:show="embed" xlink:actuate="onLoad"/></draw:frame><text:span text:style-name="T110"><text:s/>representa al conjunto de números reales de una dimensión.</text:span></text:p>
      <text:p text:style-name="P111"><text:bookmark-end text:name="_Hlk508400545"/></text:p>
      <text:p text:style-name="P112">Datos de salida: El conjunto de salida S<text:s/>está<text:s/>compuesto por un valor, real<text:s/>positivo.<text:s/></text:p>
      <text:p text:style-name="Standard"><text:span text:style-name="T113"><draw:custom-shape svg:x="-0.46458in" svg:y="1.50139in" svg:width="2.25in" svg:height="0.9375in" draw:z-index="251659264" draw:id="id1" draw:style-name="a6" draw:name="Flecha: cheurón 3" text:anchor-type="paragraph"><svg:title/><svg:desc/><text:p text:style-name="P114"><draw:frame draw:style-name="a7" text:anchor-type="as-char" svg:x="0in" svg:y="0in" svg:width="0.88542in" svg:height="0.16667in" style:rel-width="scale" style:rel-height="scale"><draw:object xlink:href="Object 5/" xlink:type="simple" xlink:show="embed" xlink:actuate="onLoad"/></draw:frame></text:p><text:p text:style-name="P115"><draw:frame draw:style-name="a8" text:anchor-type="as-char" svg:x="0in" svg:y="0in" svg:width="1.28125in" svg:height="0.16667in" style:rel-width="scale" style:rel-height="scale"><draw:object xlink:href="Object 6/" xlink:type="simple" xlink:show="embed" xlink:actuate="onLoad"/></draw:frame></text:p><text:p text:style-name="P116"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17"><draw:custom-shape svg:x="0in" svg:y="1.42847in" svg:width="1.92708in" svg:height="0.90625in" draw:z-index="251663360" draw:id="id2" draw:style-name="a9" draw:name="Flecha: cheurón 7" text:anchor-type="paragraph"><svg:title/><svg:desc/><text:p text:style-name="P118">Conjunto de números reales positivos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19"><draw:frame draw:z-index="251662336" draw:style-name="a10" draw:name="Imagen 6" text:anchor-type="paragraph" svg:x="4.80625in" svg:y="1.78264in" svg:width="0.45972in" svg:height="0.27986in" style:rel-width="scale" style:rel-height="scale"><draw:image xlink:href="media/image2.png" xlink:type="simple" xlink:show="embed" xlink:actuate="onLoad"/><svg:title/><svg:desc/></draw:frame></text:span><text:span text:style-name="T120"><draw:custom-shape svg:x="0in" svg:y="1.24097in" svg:width="2.10417in" svg:height="1.20833in" draw:z-index="251661312" draw:id="id3" draw:style-name="a11" draw:name="Cubo 5" text:anchor-type="paragraph"><svg:title/><svg:desc/><draw:enhanced-geometry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3 - ?f8"/><draw:equation draw:name="f10" draw:formula="?f9 / 2"/><draw:equation draw:name="f11" draw:formula="(?f8 + ?f3) / 2"/><draw:equation draw:name="f12" draw:formula="?f1 - ?f8"/><draw:equation draw:name="f13" draw:formula="?f12 / 2"/><draw:equation draw:name="f14" draw:formula="(?f8 + ?f1) / 2"/></draw:enhanced-geometry></draw:custom-shape></text:span><text:span text:style-name="T121"><draw:custom-shape svg:x="1.99375in" svg:y="1.92847in" svg:width="0.4375in" svg:height="0.23958in" draw:z-index="251660288" draw:id="id4" draw:style-name="a12" draw:name="Flecha: a la derecha 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568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2">Otro possible conjunto de datos de salida son los valores booleanos de verdadero o falso, donde verdadero es un número real positive y falso indica el valor real negativo.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Algoritmo:</text:p>
      <text:list text:style-name="LFO1" text:continue-numbering="true">
        <text:list-item>
          <text:p text:style-name="P136">Inicio<text:s/></text:p>
        </text:list-item>
        <text:list-item>
          <text:p text:style-name="P137"><text:span text:style-name="T138">Conocer el radio (R) y<text:s/></text:span><draw:frame draw:style-name="a13" text:anchor-type="as-char" svg:x="0in" svg:y="0in" svg:width="0.10417in" svg:height="0.19792in" style:rel-width="scale" style:rel-height="scale"><draw:object xlink:href="Object 7/" xlink:type="simple" xlink:show="embed" xlink:actuate="onLoad"/></draw:frame><text:span text:style-name="T139">= 3.1416…..</text:span></text:p>
        </text:list-item>
        <text:list-item>
          <text:p text:style-name="P140">El radio debe de ser positivo</text:p>
        </text:list-item>
        <text:list-item>
          <text:p text:style-name="P141"><text:span text:style-name="T142">Operación:<text:s/></text:span><draw:frame draw:style-name="a14" text:anchor-type="as-char" svg:x="0in" svg:y="0in" svg:width="0.29167in" svg:height="0.19792in" style:rel-width="scale" style:rel-height="scale"><draw:object xlink:href="Object 8/" xlink:type="simple" xlink:show="embed" xlink:actuate="onLoad"/></draw:frame></text:p>
        </text:list-item>
        <text:list-item>
          <text:p text:style-name="P143">Mostrar el area (Imprimir el resultado)</text:p>
        </text:list-item>
        <text:list-item>
          <text:p text:style-name="P144">Verificar 1&gt;R&gt;1? Verdadero ir a paso 7, Falso Ir a paso 3</text:p>
        </text:list-item>
        <text:list-item>
          <text:p text:style-name="P145">Fin</text:p>
        </text:list-item>
      </text:list>
      <text:p text:style-name="P146"/>
      <text:p text:style-name="P147"/>
      <text:list text:style-name="LFO2" text:continue-numbering="true">
        <text:list-item>
          <text:p text:style-name="P148"><text:span text:style-name="T149">Problema 2: Formula general (chicarronera)</text:span><text:span text:style-name="T150"><text:s/></text:span><draw:frame draw:style-name="a15" text:anchor-type="as-char" svg:x="0in" svg:y="0in" svg:width="1.46875in" svg:height="0.42708in" style:rel-width="scale" style:rel-height="scale"><draw:object xlink:href="Object 9/" xlink:type="simple" xlink:show="embed" xlink:actuate="onLoad"/></draw:frame></text:p>
        </text:list-item>
      </text:list>
      <text:p text:style-name="P151"/>
      <text:p text:style-name="P152">Restricciones:</text:p>
      <text:list text:style-name="LFO3" text:continue-numbering="true">
        <text:list-item>
          <text:p text:style-name="P153">Las raices deben de ser reales</text:p>
        </text:list-item>
        <text:list-item>
          <text:p text:style-name="P154"><draw:frame draw:style-name="a16" text:anchor-type="as-char" svg:x="0in" svg:y="0in" svg:width="0.97917in" svg:height="0.19792in" style:rel-width="scale" style:rel-height="scale"><draw:object xlink:href="Object 10/" xlink:type="simple" xlink:show="embed" xlink:actuate="onLoad"/></draw:frame></text:p>
        </text:list-item>
        <text:list-item>
          <text:p text:style-name="P155"><text:span text:style-name="T156">A ≠0</text:span></text:p>
        </text:list-item>
      </text:list>
      <text:p text:style-name="P157"/>
      <text:p text:style-name="P158">Datos de entrada:<text:s/>El conjunto de datos de entrada E está compuesto por el conjunto de números reales.</text:p>
      <text:p text:style-name="P159"/>
      <text:p text:style-name="P160"><draw:frame draw:style-name="a17" text:anchor-type="as-char" svg:x="0in" svg:y="0in" svg:width="1.10417in" svg:height="0.19792in" style:rel-width="scale" style:rel-height="scale"><draw:object xlink:href="Object 11/" xlink:type="simple" xlink:show="embed" xlink:actuate="onLoad"/></draw:frame><text:bookmark-start text:name="_Hlk508401094"/></text:p>
      <text:p text:style-name="P161"><draw:frame draw:style-name="a18" text:anchor-type="as-char" svg:x="0in" svg:y="0in" svg:width="1.54167in" svg:height="0.19792in" style:rel-width="scale" style:rel-height="scale"><draw:object xlink:href="Object 12/" xlink:type="simple" xlink:show="embed" xlink:actuate="onLoad"/></draw:frame></text:p>
      <text:p text:style-name="P162"><text:bookmark-end text:name="_Hlk508401094"/></text:p>
      <text:p text:style-name="P163"><text:span text:style-name="T164">NOTA:<text:s/></text:span><draw:frame draw:style-name="a19" text:anchor-type="as-char" svg:x="0in" svg:y="0in" svg:width="0.27083in" svg:height="0.19792in" style:rel-width="scale" style:rel-height="scale"><draw:object xlink:href="Object 13/" xlink:type="simple" xlink:show="embed" xlink:actuate="onLoad"/></draw:frame><text:span text:style-name="T165"><text:s/>representa al conjunto de números reales de una dimensión.</text:span></text:p>
      <text:p text:style-name="P166">Datos de salida: El conjunto de salida S está compuesto por dos valores para x, (dos soluciones).</text:p>
      <text:p text:style-name="Standard"><text:span text:style-name="T167">Un posible conjunto de salida son los valores reales de<text:s/></text:span><draw:frame draw:style-name="a20" text:anchor-type="as-char" svg:x="0in" svg:y="0in" svg:width="0.60417in" svg:height="0.19792in" style:rel-width="scale" style:rel-height="scale"><draw:object xlink:href="Object 14/" xlink:type="simple" xlink:show="embed" xlink:actuate="onLoad"/></draw:frame><text:span text:style-name="T168">.</text:span></text:p>
      <text:soft-page-break/>
      <text:list text:style-name="LFO3" text:continue-numbering="true">
        <text:list-item>
          <text:p text:style-name="P169"><text:span text:style-name="T170">Otro posible conjunto de datos de salida son los valores de verdadero y falso, donde verdadero indica que el valor<text:s/></text:span><text:span text:style-name="T171">de<text:s/></text:span><draw:frame draw:style-name="a21" text:anchor-type="as-char" svg:x="0in" svg:y="0in" svg:width="0.97917in" svg:height="0.19792in" style:rel-width="scale" style:rel-height="scale"><draw:object xlink:href="Object 15/" xlink:type="simple" xlink:show="embed" xlink:actuate="onLoad"/></draw:frame><text:span text:style-name="T172">, y falso con el caso contrario.</text:span></text:p>
        </text:list-item>
      </text:list>
      <text:p text:style-name="P173"/>
      <text:p text:style-name="P174"/>
      <text:p text:style-name="Standard"><text:span text:style-name="T175"><draw:custom-shape svg:x="0in" svg:y="0.16736in" svg:width="1.96875in" svg:height="1.07292in" draw:z-index="251668480" draw:id="id5" draw:style-name="a22" draw:name="Flecha: cheurón 12" text:anchor-type="paragraph"><svg:title/><svg:desc/><text:p text:style-name="P176">Conjunto de valores reales para x, ( dos soluciones)</text:p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77"><draw:custom-shape svg:x="-0.46458in" svg:y="0.17778in" svg:width="2.07292in" svg:height="1.08333in" draw:z-index="251664384" draw:id="id6" draw:style-name="a23" draw:name="Flecha: cheurón 8" text:anchor-type="paragraph"><svg:title/><svg:desc/><text:p text:style-name="P178"><draw:frame draw:style-name="a24" text:anchor-type="as-char" svg:x="0in" svg:y="0in" svg:width="0.91667in" svg:height="0.16667in" style:rel-width="scale" style:rel-height="scale"><draw:object xlink:href="Object 16/" xlink:type="simple" xlink:show="embed" xlink:actuate="onLoad"/></draw:frame></text:p><text:p text:style-name="P179"><draw:frame draw:style-name="a25" text:anchor-type="as-char" svg:x="0in" svg:y="0in" svg:width="1.28125in" svg:height="0.16667in" style:rel-width="scale" style:rel-height="scale"><draw:object xlink:href="Object 17/" xlink:type="simple" xlink:show="embed" xlink:actuate="onLoad"/></draw:frame></text:p><text:p text:style-name="P180"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span><text:span text:style-name="T181"><draw:frame draw:z-index="251667456" draw:style-name="a26" draw:name="Imagen 11" text:anchor-type="paragraph" svg:x="4.98333in" svg:y="0.5125in" svg:width="0.37986in" svg:height="0.27986in" style:rel-width="scale" style:rel-height="scale"><draw:image xlink:href="media/image3.png" xlink:type="simple" xlink:show="embed" xlink:actuate="onLoad"/><svg:title/><svg:desc/></draw:frame></text:span><text:span text:style-name="T182"><draw:custom-shape svg:x="0in" svg:y="0.01111in" svg:width="2.39583in" svg:height="1.28125in" draw:z-index="251666432" draw:id="id7" draw:style-name="a27" draw:name="Cubo 10" text:anchor-type="paragraph"><svg:title/><svg:desc/><draw:enhanced-geometry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3 - ?f8"/><draw:equation draw:name="f10" draw:formula="?f9 / 2"/><draw:equation draw:name="f11" draw:formula="(?f8 + ?f3) / 2"/><draw:equation draw:name="f12" draw:formula="?f1 - ?f8"/><draw:equation draw:name="f13" draw:formula="?f12 / 2"/><draw:equation draw:name="f14" draw:formula="(?f8 + ?f1) / 2"/></draw:enhanced-geometry></draw:custom-shape></text:span><text:span text:style-name="T183"><draw:custom-shape svg:x="1.84792in" svg:y="0.57361in" svg:width="0.35417in" svg:height="0.23958in" draw:z-index="251665408" draw:id="id8" draw:style-name="a28" draw:name="Flecha: a la derecha 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429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lgoritmo:</text:p>
      <text:list text:style-name="LFO4" text:continue-numbering="true">
        <text:list-item>
          <text:p text:style-name="P184">Inicio</text:p>
        </text:list-item>
        <text:list-item>
          <text:p text:style-name="P185">Conocer el valor de a, b y c</text:p>
        </text:list-item>
        <text:list-item>
          <text:p text:style-name="P186">a<text:span text:style-name="T187">≠</text:span>o? verdadero ir al paso 4. Falso ir al paso 8</text:p>
        </text:list-item>
        <text:list-item>
          <text:p text:style-name="P188"><draw:frame draw:style-name="a29" text:anchor-type="as-char" svg:x="0in" svg:y="0in" svg:width="0.97917in" svg:height="0.19792in" style:rel-width="scale" style:rel-height="scale"><draw:object xlink:href="Object 18/" xlink:type="simple" xlink:show="embed" xlink:actuate="onLoad"/></draw:frame><text:span text:style-name="T189">?</text:span><text:span text:style-name="T190"><text:s/>verdadero ir al paso<text:s/></text:span><text:span text:style-name="T191">6</text:span><text:span text:style-name="T192">, falso ir a paso<text:s/></text:span><text:span text:style-name="T193">5</text:span></text:p>
        </text:list-item>
        <text:list-item>
          <text:p text:style-name="P194">Error Volver al paso 2, si continua<text:s/>de la misma forma ir al paso 8<text:s/></text:p>
        </text:list-item>
        <text:list-item>
          <text:p text:style-name="P195"><text:s/>Operación<text:s/><draw:frame draw:style-name="a30" text:anchor-type="as-char" svg:x="0in" svg:y="0in" svg:width="1.46875in" svg:height="0.42708in" style:rel-width="scale" style:rel-height="scale"><draw:object xlink:href="Object 19/" xlink:type="simple" xlink:show="embed" xlink:actuate="onLoad"/></draw:frame></text:p>
        </text:list-item>
        <text:list-item>
          <text:p text:style-name="P196">Imprimir resultados<text:s/></text:p>
        </text:list-item>
        <text:list-item>
          <text:p text:style-name="P197">Fin</text:p>
        </text:list-item>
      </text:list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3-10T05:52:00Z</meta:creation-date>
    <dc:date>2018-03-10T05:52:00Z</dc:date>
    <meta:template xlink:href="Normal" xlink:type="simple"/>
    <meta:editing-cycles>2</meta:editing-cycles>
    <meta:editing-duration>PT420S</meta:editing-duration>
    <meta:document-statistic meta:page-count="3" meta:paragraph-count="4" meta:word-count="378" meta:character-count="2455" meta:row-count="17" meta:non-whitespace-character-count="2081"/>
  </office:meta>
</office:document-meta>
</file>

<file path=Object 1/content.xml><?xml version="1.0" encoding="utf-8"?>
<mml:math xmlns:mml="http://www.w3.org/1998/Math/MathML" xmlns:m="http://schemas.openxmlformats.org/officeDocument/2006/math">
  <mml:mi>π</mml:mi>
</mml:math>
</file>

<file path=Object 10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i> </mml:mi>
  <mml:mo>≥</mml:mo>
  <mml:mn>0</mml:mn>
</mml:math>
</file>

<file path=Object 11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  <mml:mi> </mml:mi>
</mml:math>
</file>

<file path=Object 12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∞</mml:mi>
  <mml:mo>)</mml:mo>
</mml:math>
</file>

<file path=Object 13/content.xml><?xml version="1.0" encoding="utf-8"?>
<mml:math xmlns:mml="http://www.w3.org/1998/Math/MathML" xmlns:m="http://schemas.openxmlformats.org/officeDocument/2006/math">
  <mml:msup>
    <mml:mrow>
      <mml:mi>R</mml:mi>
    </mml:mrow>
    <mml:mrow>
      <mml:mo>-</mml:mo>
      <mml:mn>1</mml:mn>
    </mml:mrow>
  </mml:msup>
</mml:math>
</file>

<file path=Object 14/content.xml><?xml version="1.0" encoding="utf-8"?>
<mml:math xmlns:mml="http://www.w3.org/1998/Math/MathML" xmlns:m="http://schemas.openxmlformats.org/officeDocument/2006/math">
  <mml:mo>(</mml:mo>
  <mml:mo>-</mml:mo>
  <mml:mi>∞</mml:mi>
  <mml:mo>,</mml:mo>
  <mml:mi>∞</mml:mi>
  <mml:mo>)</mml:mo>
</mml:math>
</file>

<file path=Object 15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i> </mml:mi>
  <mml:mo>≥</mml:mo>
  <mml:mn>0</mml:mn>
</mml:math>
</file>

<file path=Object 16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  <mml:mi> </mml:mi>
</mml:math>
</file>

<file path=Object 17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∞</mml:mi>
  <mml:mo>)</mml:mo>
</mml:math>
</file>

<file path=Object 18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  <mml:mo>-</mml:mo>
  <mml:mn>4</mml:mn>
  <mml:mi>a</mml:mi>
  <mml:mi>c</mml:mi>
  <mml:mi> </mml:mi>
  <mml:mo>≥</mml:mo>
  <mml:mn>0</mml:mn>
</mml:math>
</file>

<file path=Object 19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2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</mml:math>
</file>

<file path=Object 3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 </mml:mi>
  <mml:mi>∞</mml:mi>
  <mml:mo>)</mml:mo>
</mml:math>
</file>

<file path=Object 4/content.xml><?xml version="1.0" encoding="utf-8"?>
<mml:math xmlns:mml="http://www.w3.org/1998/Math/MathML" xmlns:m="http://schemas.openxmlformats.org/officeDocument/2006/math">
  <mml:msup>
    <mml:mrow>
      <mml:mi>R</mml:mi>
    </mml:mrow>
    <mml:mrow>
      <mml:mo>-</mml:mo>
      <mml:mn>1</mml:mn>
    </mml:mrow>
  </mml:msup>
</mml:math>
</file>

<file path=Object 5/content.xml><?xml version="1.0" encoding="utf-8"?>
<mml:math xmlns:mml="http://www.w3.org/1998/Math/MathML" xmlns:m="http://schemas.openxmlformats.org/officeDocument/2006/math">
  <mml:mi>E</mml:mi>
  <mml:mi> </mml:mi>
  <mml:mo>∁</mml:mo>
  <mml:mi> </mml:mi>
  <mml:msup>
    <mml:mrow>
      <mml:mi>R</mml:mi>
    </mml:mrow>
    <mml:mrow>
      <mml:mo>-</mml:mo>
      <mml:mn>1</mml:mn>
    </mml:mrow>
  </mml:msup>
  <mml:mo>,</mml:mo>
  <mml:mi> </mml:mi>
  <mml:mi>d</mml:mi>
  <mml:mi>o</mml:mi>
  <mml:mi>n</mml:mi>
  <mml:mi>d</mml:mi>
  <mml:mi>e</mml:mi>
</mml:math>
</file>

<file path=Object 6/content.xml><?xml version="1.0" encoding="utf-8"?>
<mml:math xmlns:mml="http://www.w3.org/1998/Math/MathML" xmlns:m="http://schemas.openxmlformats.org/officeDocument/2006/math">
  <mml:mi>n</mml:mi>
  <mml:mi>u</mml:mi>
  <mml:mi>m</mml:mi>
  <mml:mi> </mml:mi>
  <mml:mo>∈</mml:mo>
  <mml:mi>E</mml:mi>
  <mml:mi> </mml:mi>
  <mml:mi>d</mml:mi>
  <mml:mi>e</mml:mi>
  <mml:mi> </mml:mi>
  <mml:mo>(</mml:mo>
  <mml:mo>-</mml:mo>
  <mml:mi>∞</mml:mi>
  <mml:mo>,</mml:mo>
  <mml:mi> </mml:mi>
  <mml:mi>∞</mml:mi>
  <mml:mo>)</mml:mo>
</mml:math>
</file>

<file path=Object 7/content.xml><?xml version="1.0" encoding="utf-8"?>
<mml:math xmlns:mml="http://www.w3.org/1998/Math/MathML" xmlns:m="http://schemas.openxmlformats.org/officeDocument/2006/math">
  <mml:mi>π</mml:mi>
</mml:math>
</file>

<file path=Object 8/content.xml><?xml version="1.0" encoding="utf-8"?>
<mml:math xmlns:mml="http://www.w3.org/1998/Math/MathML" xmlns:m="http://schemas.openxmlformats.org/officeDocument/2006/math">
  <mml:mi>π</mml:mi>
  <mml:msup>
    <mml:mrow>
      <mml:mi>R</mml:mi>
    </mml:mrow>
    <mml:mrow>
      <mml:mn>2</mml:mn>
    </mml:mrow>
  </mml:msup>
</mml:math>
</file>

<file path=Object 9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